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397cm"/>
    </style:style>
    <style:style style:name="co7" style:family="table-column">
      <style:table-column-properties fo:break-before="auto" style:column-width="2.478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4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9" table:default-cell-style-name="ce6"/>
        <table:table-column table:style-name="co1" table:number-columns-repeated="244" table:default-cell-style-name="ce6"/>
        <table:table-column table:style-name="co1" table:number-columns-repeated="1612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special_team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Esteban</text:p>
          </table:table-cell>
          <table:table-cell table:style-name="ce2" office:value-type="string" calcext:value-type="string">
            <text:p>Abadie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3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Brenna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3" office:value-type="string" calcext:value-type="string">
            <text:p>Alexandre</text:p>
          </table:table-cell>
          <table:table-cell table:style-name="ce3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4" calcext:value-type="float">
            <text:p>154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5" calcext:value-type="float">
            <text:p>155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6" calcext:value-type="float">
            <text:p>156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7" calcext:value-type="float">
            <text:p>157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Crud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table:style-name="ce19" office:value-type="string" calcext:value-type="string">
            <text:p>Fabian</text:p>
          </table:table-cell>
          <table:table-cell table:style-name="ce19" office:value-type="string" calcext:value-type="string">
            <text:p>Hollan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Ne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Ratim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Tavatavanawa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uipulo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7" calcext:value-type="float">
            <text:p>30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8" calcext:value-type="float">
            <text:p>308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9" calcext:value-type="float">
            <text:p>309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0" calcext:value-type="float">
            <text:p>310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1" calcext:value-type="float">
            <text:p>311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2" calcext:value-type="float">
            <text:p>312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15" calcext:value-type="float">
            <text:p>11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 office:value-type="string" calcext:value-type="string">
            <text:p>jpg</text:p>
          </table:table-cell>
          <table:table-cell table:style-name="Default" table:number-columns-repeated="5"/>
          <table:table-cell table:number-columns-repeated="237"/>
          <table:table-cell table:style-name="Default" table:number-columns-repeated="16122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 table:style-name="ce4" office:value-type="float" office:value="114" calcext:value-type="float">
            <text:p>11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0" calcext:value-type="float">
            <text:p>43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2"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3" calcext:value-type="float">
            <text:p>463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3" calcext:value-type="float">
            <text:p>47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ce16" table:number-columns-repeated="16122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86" calcext:value-type="float">
            <text:p>48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style-name="ce15" table:number-columns-repeated="4"/>
          <table:table-cell table:style-name="ce16" office:value-type="string" calcext:value-type="string">
            <text:p>png</text:p>
          </table:table-cell>
          <table:table-cell table:style-name="ce15"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Ester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Sacha</text:p>
          </table:table-cell>
          <table:table-cell table:style-name="ce16" office:value-type="string" calcext:value-type="string">
            <text:p>Feinberg-Mngomezulu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Bong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1" calcext:value-type="float">
            <text:p>671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10" calcext:value-type="float">
            <text:p>1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5" calcext:value-type="float">
            <text:p>675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6" calcext:value-type="float">
            <text:p>676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1" calcext:value-type="float">
            <text:p>1241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3" calcext:value-type="float">
            <text:p>1243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4" calcext:value-type="float">
            <text:p>1244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Bax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ol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ombrand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table:style-name="ce16" office:value-type="string" calcext:value-type="string">
            <text:p>Afolabi</text:p>
          </table:table-cell>
          <table:table-cell table:style-name="ce16" office:value-type="string" calcext:value-type="string">
            <text:p>Fasogb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Hey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Isiekw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Asher</text:p>
          </table:table-cell>
          <table:table-cell table:style-name="ce16" office:value-type="string" calcext:value-type="string">
            <text:p>Opoku-Fordjou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Roebu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1" calcext:value-type="float">
            <text:p>149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2" calcext:value-type="float">
            <text:p>149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van Poortvlie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3" calcext:value-type="float">
            <text:p>1493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4" calcext:value-type="float">
            <text:p>1494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5" calcext:value-type="float">
            <text:p>1495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6" calcext:value-type="float">
            <text:p>1496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7" calcext:value-type="float">
            <text:p>1497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8" calcext:value-type="float">
            <text:p>149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9" calcext:value-type="float">
            <text:p>1499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0" calcext:value-type="float">
            <text:p>1500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1" calcext:value-type="float">
            <text:p>150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2" calcext:value-type="float">
            <text:p>150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31" calcext:value-type="float">
            <text:p>163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Alborno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44" calcext:value-type="float">
            <text:p>1744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09" calcext:value-type="float">
            <text:p>109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6" calcext:value-type="float">
            <text:p>10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 table:number-rows-repeated="1047624">
          <table:table-cell table:number-columns-repeated="262"/>
          <table:table-cell table:style-name="Default" table:number-columns-repeated="16122"/>
        </table:table-row>
        <table:table-row table:style-name="ro1">
          <table:table-cell table:number-columns-repeated="262"/>
          <table:table-cell table:style-name="Default" table:number-columns-repeated="16122"/>
        </table:table-row>
      </table:table>
      <table:named-expressions/>
      <table:database-ranges>
        <table:database-range table:name="__Anonymous_Sheet_DB__0" table:target-range-address="Feuille1.B910:Feuille1.C93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/00/0000</text:date>, <text:time style:data-style-name="N2" text:time-value="00:43:16.542004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8-30T01:16:20.810344200</dc:date>
    <meta:editing-cycles>273</meta:editing-cycles>
    <meta:editing-duration>P14DT14H44M16S</meta:editing-duration>
    <meta:generator>LibreOffice/25.2.5.2$Windows_X86_64 LibreOffice_project/03d19516eb2e1dd5d4ccd751a0d6f35f35e08022</meta:generator>
    <meta:document-statistic meta:table-count="1" meta:cell-count="12239" meta:object-count="0"/>
  </office:meta>
</office:document-meta>
</file>